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878194" table:style-name="ce19">
            <text:p>878.194</text:p>
          </table:table-cell>
          <table:table-cell office:value-type="percentage" office:value="0.85976914717601793" table:style-name="ce20">
            <text:p>86,0%</text:p>
          </table:table-cell>
          <table:table-cell office:value-type="float" office:value="244049" table:style-name="ce17">
            <text:p>244.049</text:p>
          </table:table-cell>
          <table:table-cell office:value-type="date" office:date-value="2021-03-04T00:00:00" table:style-name="ce21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50631" table:style-name="ce24">
            <text:p>150.631</text:p>
          </table:table-cell>
          <table:table-cell office:value-type="percentage" office:value="0.85836966122460612" table:style-name="ce25">
            <text:p>85,8%</text:p>
          </table:table-cell>
          <table:table-cell office:value-type="float" office:value="49532" table:style-name="ce22">
            <text:p>49.532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28729" table:style-name="ce24">
            <text:p>128.729</text:p>
          </table:table-cell>
          <table:table-cell office:value-type="percentage" office:value="0.77391408903718395" table:style-name="ce25">
            <text:p>77,4%</text:p>
          </table:table-cell>
          <table:table-cell office:value-type="float" office:value="43690" table:style-name="ce22">
            <text:p>43.690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74598" table:style-name="ce24">
            <text:p>74.598</text:p>
          </table:table-cell>
          <table:table-cell office:value-type="percentage" office:value="0.73728009488041113" table:style-name="ce25">
            <text:p>73,7%</text:p>
          </table:table-cell>
          <table:table-cell office:value-type="float" office:value="23934" table:style-name="ce22">
            <text:p>23.934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67802" table:style-name="ce24">
            <text:p>167.802</text:p>
          </table:table-cell>
          <table:table-cell office:value-type="percentage" office:value="0.77485223494643518" table:style-name="ce25">
            <text:p>77,5%</text:p>
          </table:table-cell>
          <table:table-cell office:value-type="float" office:value="54601" table:style-name="ce22">
            <text:p>54.601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6555" table:style-name="ce24">
            <text:p>66.555</text:p>
          </table:table-cell>
          <table:table-cell office:value-type="percentage" office:value="0.80239918017963707" table:style-name="ce25">
            <text:p>80,2%</text:p>
          </table:table-cell>
          <table:table-cell office:value-type="float" office:value="20759" table:style-name="ce22">
            <text:p>20.759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293772" table:style-name="ce24">
            <text:p>293.772</text:p>
          </table:table-cell>
          <table:table-cell office:value-type="percentage" office:value="0.79078318685312055" table:style-name="ce25">
            <text:p>79,1%</text:p>
          </table:table-cell>
          <table:table-cell office:value-type="float" office:value="97774" table:style-name="ce22">
            <text:p>97.774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195716" table:style-name="ce24">
            <text:p>195.716</text:p>
          </table:table-cell>
          <table:table-cell office:value-type="percentage" office:value="0.75398632379851682" table:style-name="ce25">
            <text:p>75,4%</text:p>
          </table:table-cell>
          <table:table-cell office:value-type="float" office:value="71960" table:style-name="ce22">
            <text:p>71.960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734794" table:style-name="ce24">
            <text:p>734.794</text:p>
          </table:table-cell>
          <table:table-cell office:value-type="percentage" office:value="0.81063721812806144" table:style-name="ce25">
            <text:p>81,1%</text:p>
          </table:table-cell>
          <table:table-cell office:value-type="float" office:value="192984" table:style-name="ce22">
            <text:p>192.984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394016" table:style-name="ce24">
            <text:p>394.016</text:p>
          </table:table-cell>
          <table:table-cell office:value-type="percentage" office:value="0.79269303504607092" table:style-name="ce25">
            <text:p>79,3%</text:p>
          </table:table-cell>
          <table:table-cell office:value-type="float" office:value="113075" table:style-name="ce22">
            <text:p>113.075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25191" table:style-name="ce24">
            <text:p>125.191</text:p>
          </table:table-cell>
          <table:table-cell office:value-type="percentage" office:value="0.82132852222404462" table:style-name="ce25">
            <text:p>82,1%</text:p>
          </table:table-cell>
          <table:table-cell office:value-type="float" office:value="43176" table:style-name="ce22">
            <text:p>43.176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55614" table:style-name="ce24">
            <text:p>255.614</text:p>
          </table:table-cell>
          <table:table-cell office:value-type="percentage" office:value="0.82718961862692753" table:style-name="ce25">
            <text:p>82,7%</text:p>
          </table:table-cell>
          <table:table-cell office:value-type="float" office:value="68562" table:style-name="ce22">
            <text:p>68.562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33316" table:style-name="ce24">
            <text:p>33.316</text:p>
          </table:table-cell>
          <table:table-cell office:value-type="percentage" office:value="0.79032143280749612" table:style-name="ce25">
            <text:p>79,0%</text:p>
          </table:table-cell>
          <table:table-cell office:value-type="float" office:value="10329" table:style-name="ce22">
            <text:p>10.329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598738" table:style-name="ce24">
            <text:p>598.738</text:p>
          </table:table-cell>
          <table:table-cell office:value-type="percentage" office:value="0.7999866387862673" table:style-name="ce25">
            <text:p>80,0%</text:p>
          </table:table-cell>
          <table:table-cell office:value-type="float" office:value="177916" table:style-name="ce22">
            <text:p>177.916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37200" table:style-name="ce24">
            <text:p>137.200</text:p>
          </table:table-cell>
          <table:table-cell office:value-type="percentage" office:value="0.74280609620746596" table:style-name="ce25">
            <text:p>74,3%</text:p>
          </table:table-cell>
          <table:table-cell office:value-type="float" office:value="51169" table:style-name="ce22">
            <text:p>51.169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68249" table:style-name="ce24">
            <text:p>68.249</text:p>
          </table:table-cell>
          <table:table-cell office:value-type="percentage" office:value="0.80439625198892095" table:style-name="ce25">
            <text:p>80,4%</text:p>
          </table:table-cell>
          <table:table-cell office:value-type="float" office:value="23670" table:style-name="ce22">
            <text:p>23.670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55955" table:style-name="ce24">
            <text:p>155.955</text:p>
          </table:table-cell>
          <table:table-cell office:value-type="percentage" office:value="0.62768654914271915" table:style-name="ce25">
            <text:p>62,8%</text:p>
          </table:table-cell>
          <table:table-cell office:value-type="float" office:value="52452" table:style-name="ce22">
            <text:p>52.452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7104" table:style-name="ce24">
            <text:p>7.104</text:p>
          </table:table-cell>
          <table:table-cell office:value-type="percentage" office:value="0.85693606755126661" table:style-name="ce25">
            <text:p>85,7%</text:p>
          </table:table-cell>
          <table:table-cell office:value-type="float" office:value="1577" table:style-name="ce22">
            <text:p>1.577</text:p>
          </table:table-cell>
          <table:table-cell office:value-type="date" office:date-value="2021-03-01T00:00:00" table:style-name="ce26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5403" table:style-name="ce24">
            <text:p>5.403</text:p>
          </table:table-cell>
          <table:table-cell office:value-type="percentage" office:value="0.75884831460674163" table:style-name="ce25">
            <text:p>75,9%</text:p>
          </table:table-cell>
          <table:table-cell office:value-type="float" office:value="1276" table:style-name="ce22">
            <text:p>1.276</text:p>
          </table:table-cell>
          <table:table-cell office:value-type="date" office:date-value="2021-03-04T00:00:00" table:style-name="ce27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471577" table:style-name="ce31">
            <text:p>4.471.577</text:p>
          </table:table-cell>
          <table:table-cell office:value-type="percentage" office:value="0.80079030006509722" table:style-name="ce32">
            <text:p>80,1%</text:p>
          </table:table-cell>
          <table:table-cell office:value-type="float" office:value="1342485" table:style-name="ce31">
            <text:p>1.342.485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5T15:23:16Z</dc:date>
  </office:meta>
</office:document-meta>
</file>